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AU">
      <number:number number:min-integer-digits="1"/>
    </number:number-style>
    <style:style style:name="ce1" style:family="table-cell" style:parent-style-name="Default" style:data-style-name="N100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8.5854in" svg:y="0.7217in">
            <draw:object draw:notify-on-update-of-ranges="Sheet1.C2:Sheet1.C9 Sheet1.D2:Sheet1.D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_f</text:p>
          </table:table-cell>
          <table:table-cell office:value-type="string" calcext:value-type="string">
            <text:p>u_sL</text:p>
          </table:table-cell>
          <table:table-cell office:value-type="string" calcext:value-type="string">
            <text:p>i_f</text:p>
          </table:table-cell>
          <table:table-cell office:value-type="string" calcext:value-type="string">
            <text:p>x_dh</text:p>
          </table:table-cell>
          <table:table-cell office:value-type="string" calcext:value-type="string">
            <text:p>U_N</text:p>
          </table:table-cell>
          <table:table-cell office:value-type="string" calcext:value-type="string">
            <text:p>U_sL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[.F2]/[.E2]" office:value-type="float" office:value="0.31225" calcext:value-type="float">
            <text:p>0.31225</text:p>
          </table:table-cell>
          <table:table-cell table:formula="of:=[.A2]/4" office:value-type="float" office:value="0.25" calcext:value-type="float">
            <text:p>0.25</text:p>
          </table:table-cell>
          <table:table-cell table:formula="of:=[.B2]/[.C2]" office:value-type="float" office:value="1.249" calcext:value-type="float">
            <text:p>1.249</text:p>
          </table:table-cell>
          <table:table-cell office:value-type="float" office:value="400" calcext:value-type="float">
            <text:p>400</text:p>
          </table:table-cell>
          <table:table-cell table:style-name="ce1" office:value-type="float" office:value="124.9" calcext:value-type="float">
            <text:p>124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75" calcext:value-type="float">
            <text:p>0.5575</text:p>
          </table:table-cell>
          <table:table-cell table:formula="of:=[.A3]/4" office:value-type="float" office:value="0.5" calcext:value-type="float">
            <text:p>0.5</text:p>
          </table:table-cell>
          <table:table-cell table:formula="of:=[.B3]/[.C3]" office:value-type="float" office:value="1.115" calcext:value-type="float">
            <text:p>1.115</text:p>
          </table:table-cell>
          <table:table-cell office:value-type="float" office:value="400" calcext:value-type="float">
            <text:p>40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675" calcext:value-type="float">
            <text:p>0.7675</text:p>
          </table:table-cell>
          <table:table-cell table:formula="of:=[.A4]/4" office:value-type="float" office:value="0.75" calcext:value-type="float">
            <text:p>0.75</text:p>
          </table:table-cell>
          <table:table-cell table:formula="of:=[.B4]/[.C4]" office:value-type="float" office:value="1.02333333333333" calcext:value-type="float">
            <text:p>1.02333333333333</text:p>
          </table:table-cell>
          <table:table-cell office:value-type="float" office:value="400" calcext:value-type="float">
            <text:p>400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3" calcext:value-type="float">
            <text:p>0.93</text:p>
          </table:table-cell>
          <table:table-cell table:formula="of:=[.A5]/4" office:value-type="float" office:value="1" calcext:value-type="float">
            <text:p>1</text:p>
          </table:table-cell>
          <table:table-cell table:formula="of:=[.B5]/[.C5]" office:value-type="float" office:value="0.93" calcext:value-type="float">
            <text:p>0.93</text:p>
          </table:table-cell>
          <table:table-cell office:value-type="float" office:value="400" calcext:value-type="float">
            <text:p>400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525" calcext:value-type="float">
            <text:p>1.0525</text:p>
          </table:table-cell>
          <table:table-cell table:formula="of:=[.A6]/4" office:value-type="float" office:value="1.25" calcext:value-type="float">
            <text:p>1.25</text:p>
          </table:table-cell>
          <table:table-cell table:formula="of:=[.B6]/[.C6]" office:value-type="float" office:value="0.842" calcext:value-type="float">
            <text:p>0.842</text:p>
          </table:table-cell>
          <table:table-cell office:value-type="float" office:value="400" calcext:value-type="float">
            <text:p>400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325" calcext:value-type="float">
            <text:p>1.1325</text:p>
          </table:table-cell>
          <table:table-cell table:formula="of:=[.A7]/4" office:value-type="float" office:value="1.5" calcext:value-type="float">
            <text:p>1.5</text:p>
          </table:table-cell>
          <table:table-cell table:formula="of:=[.B7]/[.C7]" office:value-type="float" office:value="0.755" calcext:value-type="float">
            <text:p>0.755</text:p>
          </table:table-cell>
          <table:table-cell office:value-type="float" office:value="400" calcext:value-type="float">
            <text:p>400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1.2" calcext:value-type="float">
            <text:p>1.2</text:p>
          </table:table-cell>
          <table:table-cell table:formula="of:=[.A8]/4" office:value-type="float" office:value="1.775" calcext:value-type="float">
            <text:p>1.775</text:p>
          </table:table-cell>
          <table:table-cell table:formula="of:=[.B8]/[.C8]" office:value-type="float" office:value="0.676056338028169" calcext:value-type="float">
            <text:p>0.676056338028169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4" calcext:value-type="float">
            <text:p>1.24</text:p>
          </table:table-cell>
          <table:table-cell table:formula="of:=[.A9]/4" office:value-type="float" office:value="2" calcext:value-type="float">
            <text:p>2</text:p>
          </table:table-cell>
          <table:table-cell table:formula="of:=[.B9]/[.C9]" office:value-type="float" office:value="0.62" calcext:value-type="float">
            <text:p>0.62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6T13:47:05.059892794</meta:creation-date>
    <dc:date>2020-09-06T14:01:55.776202963</dc:date>
    <meta:editing-duration>PT14M51S</meta:editing-duration>
    <meta:editing-cycles>1</meta:editing-cycles>
    <meta:document-statistic meta:table-count="1" meta:cell-count="55" meta:object-count="1"/>
    <meta:generator>LibreOffice/6.4.5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Sheet1.C2:Sheet1.D9" svg:x="0.319cm" svg:y="0.18cm" svg:width="12.508cm" svg:height="8.645cm">
          <chartooo:coordinate-region svg:x="1.046cm" svg:y="0.38cm" svg:width="11.541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9" chart:class="chart:scatter">
            <chart:domain table:cell-range-address="Sheet1.C2:Sheet1.C9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Sheet1.C2:Sheet1.C9</svg:desc>
                </draw:g>
              </table:table-cell>
              <table:table-cell office:value-type="float" office:value="1.249">
                <text:p>1.249</text:p>
                <draw:g>
                  <svg:desc>Sheet1.D2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.115">
                <text:p>1.1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1.02333333333333">
                <text:p>1.02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5">
                <text:p>1.25</text:p>
              </table:table-cell>
              <table:table-cell office:value-type="float" office:value="0.842">
                <text:p>0.8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75">
                <text:p>1.775</text:p>
              </table:table-cell>
              <table:table-cell office:value-type="float" office:value="0.676056338028169">
                <text:p>0.6760563380281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.62">
                <text:p>0.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